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7D64E34BAB4D5FF.png" manifest:media-type="image/png"/>
  <manifest:file-entry manifest:full-path="Pictures/10000201000007800000043888010CED2DA45342.png" manifest:media-type="image/png"/>
  <manifest:file-entry manifest:full-path="Pictures/100002010000078000000438E3F645285B8F9182.png" manifest:media-type="image/png"/>
  <manifest:file-entry manifest:full-path="Pictures/10000201000007800000043872482481B5B6201F.png" manifest:media-type="image/png"/>
  <manifest:file-entry manifest:full-path="Pictures/100002010000078000000438162DE820DBA8933B.png" manifest:media-type="image/png"/>
  <manifest:file-entry manifest:full-path="Pictures/100002010000078000000438456B8CCEDFEA8535.png" manifest:media-type="image/png"/>
  <manifest:file-entry manifest:full-path="Pictures/100002010000078000000438C0A0CC5991211E21.png" manifest:media-type="image/png"/>
  <manifest:file-entry manifest:full-path="Pictures/10000201000007800000043891E8871B9A5062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88cm, 10.456cm, 5.766cm, 10.2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93cm, 10.536cm, 10.352cm, 10.8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2cm, 10.615cm, 4.322cm, 10.6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71cm, 10.456cm, 1.787cm, 10.8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401cm, 10.694cm, 8.987cm, 10.7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567cm, 10.694cm, 6.436cm, 10.6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14cm, 10.615cm, 6.546cm, 11.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779cm, 10.774cm, 3.009cm, 11.2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char" svg:x="0cm" svg:y="0.053cm" svg:width="16.776cm" svg:height="9.447cm" draw:z-index="0"><draw:image xlink:href="Pictures/10000201000007800000043872482481B5B6201F.png" xlink:type="simple" xlink:show="embed" xlink:actuate="onLoad" loext:mime-type="image/png"/></draw:frame><draw:frame draw:style-name="fr2" draw:name="이미지2" text:anchor-type="char" svg:x="0.265cm" svg:y="9.65cm" svg:width="16.512cm" svg:height="7.146cm" draw:z-index="1"><draw:image xlink:href="Pictures/100002010000078000000438E3F645285B8F9182.png" xlink:type="simple" xlink:show="embed" xlink:actuate="onLoad" loext:mime-type="image/png"/></draw:frame></text:p>
      <text:p text:style-name="Standard"><draw:frame draw:style-name="fr3" draw:name="이미지3" text:anchor-type="char" svg:x="0.106cm" svg:y="7.082cm" svg:width="15.894cm" svg:height="9.447cm" draw:z-index="2"><draw:image xlink:href="Pictures/100002010000078000000438456B8CCEDFEA8535.png" xlink:type="simple" xlink:show="embed" xlink:actuate="onLoad" loext:mime-type="image/png"/></draw:frame></text:p>
      <text:p text:style-name="Standard"><draw:frame draw:style-name="fr4" draw:name="이미지4" text:anchor-type="char" svg:x="0.113cm" svg:y="0.196cm" svg:width="16.803cm" svg:height="11.799cm" draw:z-index="3"><draw:image xlink:href="Pictures/100002010000078000000438162DE820DBA8933B.png" xlink:type="simple" xlink:show="embed" xlink:actuate="onLoad" loext:mime-type="image/png"/></draw:frame><draw:frame draw:style-name="fr5" draw:name="이미지5" text:anchor-type="char" svg:x="0.642cm" svg:y="12.446cm" svg:width="16.207cm" svg:height="6.179cm" draw:z-index="4"><draw:image xlink:href="Pictures/10000201000007800000043891E8871B9A506266.png" xlink:type="simple" xlink:show="embed" xlink:actuate="onLoad" loext:mime-type="image/png"/></draw:frame><draw:frame draw:style-name="fr6" draw:name="이미지6" text:anchor-type="char" svg:x="0.642cm" svg:y="18.623cm" svg:width="16.268cm" svg:height="6.934cm" draw:z-index="5"><draw:image xlink:href="Pictures/100002010000078000000438C0A0CC5991211E2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7" draw:name="이미지7" text:anchor-type="char" svg:x="0.086cm" svg:y="0.328cm" svg:width="16.656cm" svg:height="7.357cm" draw:z-index="6"><draw:image xlink:href="Pictures/10000201000007800000043888010CED2DA45342.png" xlink:type="simple" xlink:show="embed" xlink:actuate="onLoad" loext:mime-type="image/png"/></draw:frame><draw:frame draw:style-name="fr8" draw:name="이미지8" text:anchor-type="char" svg:x="0.139cm" svg:y="7.948cm" svg:width="16.588cm" svg:height="8.521cm" draw:z-index="7"><draw:image xlink:href="Pictures/10000201000007800000043817D64E34BAB4D5F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2:05:13.230699325</meta:creation-date>
    <dc:date>2020-03-23T22:20:50.787344696</dc:date>
    <meta:editing-duration>PT5M27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3" meta:paragraph-count="0" meta:word-count="0" meta:character-count="0" meta:non-whitespace-character-count="0"/>
  </office:meta>
</office:document-meta>
</file>